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Java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C++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empo <text:s/>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iciência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empo <text:s/>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iciência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985" calcext:value-type="float">
            <text:p>1985</text:p>
          </table:table-cell>
          <table:table-cell table:style-name="ce6" table:formula="of:=[.$B$3]/[.$B3]" office:value-type="float" office:value="1" calcext:value-type="float">
            <text:p>1.00</text:p>
          </table:table-cell>
          <table:table-cell table:style-name="ce6" table:formula="of:=[.$C3]/[.$A3]" office:value-type="float" office:value="1" calcext:value-type="float">
            <text:p>1.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1" calcext:value-type="float">
            <text:p>1911</text:p>
          </table:table-cell>
          <table:table-cell table:style-name="ce6" table:formula="of:=[.$F$3]/[.$F3]" office:value-type="float" office:value="1" calcext:value-type="float">
            <text:p>1.00</text:p>
          </table:table-cell>
          <table:table-cell table:style-name="ce6" table:formula="of:=[.$G3]/[.$E3]" office:value-type="float" office:value="1" calcext:value-type="float">
            <text:p>1.0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12" calcext:value-type="float">
            <text:p>1012</text:p>
          </table:table-cell>
          <table:table-cell table:style-name="ce6" table:formula="of:=[.$B$3]/[.$B4]" office:value-type="float" office:value="1.96146245059289" calcext:value-type="float">
            <text:p>1.96</text:p>
          </table:table-cell>
          <table:table-cell table:style-name="ce6" table:formula="of:=[.$C4]/[.$A4]" office:value-type="float" office:value="0.980731225296443" calcext:value-type="float">
            <text:p>0.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6" calcext:value-type="float">
            <text:p>956</text:p>
          </table:table-cell>
          <table:table-cell table:style-name="ce6" table:formula="of:=[.$F$3]/[.$F4]" office:value-type="float" office:value="1.9989539748954" calcext:value-type="float">
            <text:p>2.00</text:p>
          </table:table-cell>
          <table:table-cell table:style-name="ce6" table:formula="of:=[.$G4]/[.$E4]" office:value-type="float" office:value="0.999476987447699" calcext:value-type="float">
            <text:p>1.00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20" calcext:value-type="float">
            <text:p>520</text:p>
          </table:table-cell>
          <table:table-cell table:style-name="ce6" table:formula="of:=[.$B$3]/[.$B5]" office:value-type="float" office:value="3.81730769230769" calcext:value-type="float">
            <text:p>3.82</text:p>
          </table:table-cell>
          <table:table-cell table:style-name="ce6" table:formula="of:=[.$C5]/[.$A5]" office:value-type="float" office:value="0.954326923076923" calcext:value-type="float">
            <text:p>0.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3" calcext:value-type="float">
            <text:p>483</text:p>
          </table:table-cell>
          <table:table-cell table:style-name="ce6" table:formula="of:=[.$F$3]/[.$F5]" office:value-type="float" office:value="3.95652173913043" calcext:value-type="float">
            <text:p>3.96</text:p>
          </table:table-cell>
          <table:table-cell table:style-name="ce6" table:formula="of:=[.$G5]/[.$E5]" office:value-type="float" office:value="0.989130434782609" calcext:value-type="float">
            <text:p>0.99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78" calcext:value-type="float">
            <text:p>278</text:p>
          </table:table-cell>
          <table:table-cell table:style-name="ce6" table:formula="of:=[.$B$3]/[.$B6]" office:value-type="float" office:value="7.14028776978417" calcext:value-type="float">
            <text:p>7.14</text:p>
          </table:table-cell>
          <table:table-cell table:style-name="ce6" table:formula="of:=[.$C6]/[.$A6]" office:value-type="float" office:value="0.892535971223022" calcext:value-type="float">
            <text:p>0.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4" calcext:value-type="float">
            <text:p>244</text:p>
          </table:table-cell>
          <table:table-cell table:style-name="ce6" table:formula="of:=[.$F$3]/[.$F6]" office:value-type="float" office:value="7.83196721311475" calcext:value-type="float">
            <text:p>7.83</text:p>
          </table:table-cell>
          <table:table-cell table:style-name="ce6" table:formula="of:=[.$G6]/[.$E6]" office:value-type="float" office:value="0.978995901639344" calcext:value-type="float">
            <text:p>0.98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9" calcext:value-type="float">
            <text:p>199</text:p>
          </table:table-cell>
          <table:table-cell table:style-name="ce6" table:formula="of:=[.$B$3]/[.$B7]" office:value-type="float" office:value="9.9748743718593" calcext:value-type="float">
            <text:p>9.97</text:p>
          </table:table-cell>
          <table:table-cell table:style-name="ce6" table:formula="of:=[.$C7]/[.$A7]" office:value-type="float" office:value="0.831239530988275" calcext:value-type="float">
            <text:p>0.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3" calcext:value-type="float">
            <text:p>173</text:p>
          </table:table-cell>
          <table:table-cell table:style-name="ce6" table:formula="of:=[.$F$3]/[.$F7]" office:value-type="float" office:value="11.0462427745665" calcext:value-type="float">
            <text:p>11.05</text:p>
          </table:table-cell>
          <table:table-cell table:style-name="ce6" table:formula="of:=[.$G7]/[.$E7]" office:value-type="float" office:value="0.920520231213873" calcext:value-type="float">
            <text:p>0.92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5" calcext:value-type="float">
            <text:p>175</text:p>
          </table:table-cell>
          <table:table-cell table:style-name="ce6" table:formula="of:=[.$B$3]/[.$B8]" office:value-type="float" office:value="11.3428571428571" calcext:value-type="float">
            <text:p>11.34</text:p>
          </table:table-cell>
          <table:table-cell table:style-name="ce6" table:formula="of:=[.$C8]/[.$A8]" office:value-type="float" office:value="0.708928571428572" calcext:value-type="float">
            <text:p>0.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9" calcext:value-type="float">
            <text:p>139</text:p>
          </table:table-cell>
          <table:table-cell table:style-name="ce6" table:formula="of:=[.$F$3]/[.$F8]" office:value-type="float" office:value="13.7482014388489" calcext:value-type="float">
            <text:p>13.75</text:p>
          </table:table-cell>
          <table:table-cell table:style-name="ce6" table:formula="of:=[.$G8]/[.$E8]" office:value-type="float" office:value="0.859262589928058" calcext:value-type="float">
            <text:p>0.8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6" calcext:value-type="float">
            <text:p>166</text:p>
          </table:table-cell>
          <table:table-cell table:style-name="ce6" table:formula="of:=[.$B$3]/[.$B9]" office:value-type="float" office:value="11.9578313253012" calcext:value-type="float">
            <text:p>11.96</text:p>
          </table:table-cell>
          <table:table-cell table:style-name="ce6" table:formula="of:=[.$C9]/[.$A9]" office:value-type="float" office:value="0.59789156626506" calcext:value-type="float">
            <text:p>0.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6" table:formula="of:=[.$F$3]/[.$F9]" office:value-type="float" office:value="13.8478260869565" calcext:value-type="float">
            <text:p>13.85</text:p>
          </table:table-cell>
          <table:table-cell table:style-name="ce6" table:formula="of:=[.$G9]/[.$E9]" office:value-type="float" office:value="0.692391304347826" calcext:value-type="float">
            <text:p>0.69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3" calcext:value-type="float">
            <text:p>183</text:p>
          </table:table-cell>
          <table:table-cell table:style-name="ce6" table:formula="of:=[.$B$3]/[.$B10]" office:value-type="float" office:value="10.8469945355191" calcext:value-type="float">
            <text:p>10.85</text:p>
          </table:table-cell>
          <table:table-cell table:style-name="ce6" table:formula="of:=[.$C10]/[.$A10]" office:value-type="float" office:value="0.45195810564663" calcext:value-type="float">
            <text:p>0.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" calcext:value-type="float">
            <text:p>139</text:p>
          </table:table-cell>
          <table:table-cell table:style-name="ce6" table:formula="of:=[.$F$3]/[.$F10]" office:value-type="float" office:value="13.7482014388489" calcext:value-type="float">
            <text:p>13.75</text:p>
          </table:table-cell>
          <table:table-cell table:style-name="ce6" table:formula="of:=[.$G10]/[.$E10]" office:value-type="float" office:value="0.572841726618705" calcext:value-type="float">
            <text:p>0.57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12"/>
          <table:table-cell table:style-name="ce14" table:number-columns-repeated="2"/>
          <table:table-cell/>
          <table:table-cell table:style-name="Default" table:number-columns-repeated="8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8:30:55.179230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8:58:23.593891567</meta:creation-date>
    <dc:date>2024-08-19T18:31:24.673604087</dc:date>
    <meta:editing-duration>PT2H20M55S</meta:editing-duration>
    <meta:editing-cycles>7</meta:editing-cycles>
    <meta:generator>LibreOffice/24.2.5.2$Linux_X86_64 LibreOffice_project/420$Build-2</meta:generator>
    <meta:document-statistic meta:table-count="1" meta:cell-count="74" meta:object-count="0"/>
  </office:meta>
</office:document-meta>
</file>